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font-weight="normal" officeooo:rsid="00095046" officeooo:paragraph-rsid="00095046" style:font-size-asian="15pt" style:font-weight-asian="normal" style:font-size-complex="15pt" style:font-weight-complex="normal"/>
    </style:style>
    <style:style style:name="P2" style:family="paragraph" style:parent-style-name="Standard">
      <style:text-properties style:font-name="Liberation Serif" fo:font-size="15pt" fo:font-weight="bold" officeooo:rsid="00095046" officeooo:paragraph-rsid="00095046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erif" fo:font-size="18pt" fo:font-weight="bold" officeooo:rsid="00095046" officeooo:paragraph-rsid="00095046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Liberation Serif" fo:font-size="14pt" fo:font-weight="normal" officeooo:rsid="00095046" officeooo:paragraph-rsid="00095046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Liberation Serif" fo:font-size="15pt" fo:font-weight="bold" officeooo:rsid="00095046" officeooo:paragraph-rsid="00095046" style:font-size-asian="15pt" style:font-weight-asian="bold" style:font-size-complex="15pt" style:font-weight-complex="bold"/>
    </style:style>
    <style:style style:name="P6" style:family="paragraph" style:parent-style-name="Text_20_body">
      <style:text-properties style:font-name="Liberation Serif" fo:font-size="10pt" fo:font-weight="bold" officeooo:rsid="00095046" officeooo:paragraph-rsid="00095046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Liberation Serif" fo:font-size="10pt" fo:font-weight="normal" officeooo:rsid="00095046" officeooo:paragraph-rsid="00095046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style:font-name="Liberation Serif"/>
    </style:style>
    <style:style style:name="P9" style:family="paragraph" style:parent-style-name="Preformatted_20_Text">
      <style:text-properties style:font-name="Liberation Serif" fo:font-size="15pt" fo:font-weight="normal" officeooo:rsid="00095046" officeooo:paragraph-rsid="00095046" style:font-size-asian="15pt" style:font-weight-asian="normal" style:font-size-complex="15pt" style:font-weight-complex="normal"/>
    </style:style>
    <style:style style:name="P10" style:family="paragraph" style:parent-style-name="Preformatted_20_Text">
      <style:text-properties style:font-name="Liberation Serif" fo:font-size="15pt" fo:font-weight="bold" officeooo:rsid="00095046" officeooo:paragraph-rsid="00095046" style:font-size-asian="15pt" style:font-weight-asian="bold" style:font-size-complex="15pt" style:font-weight-complex="bold"/>
    </style:style>
    <style:style style:name="P11" style:family="paragraph" style:parent-style-name="Preformatted_20_Text">
      <style:text-properties style:font-name="Liberation Serif" fo:font-size="14pt" fo:font-weight="normal" officeooo:rsid="00095046" officeooo:paragraph-rsid="00095046" style:font-size-asian="14pt" style:font-weight-asian="normal" style:font-size-complex="14pt" style:font-weight-complex="normal"/>
    </style:style>
    <style:style style:name="P12" style:family="paragraph" style:parent-style-name="Preformatted_20_Text">
      <style:text-properties style:font-name="Liberation Serif" fo:font-size="10pt" fo:font-weight="normal" officeooo:rsid="00095046" officeooo:paragraph-rsid="00095046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style:font-name="Liberation Serif" fo:font-size="10pt" style:font-size-asian="10pt" style:font-size-complex="10pt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Liberation Serif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0pt" style:font-size-asian="10pt" style:font-size-complex="10pt"/>
    </style:style>
    <style:style style:name="P16" style:family="paragraph" style:parent-style-name="Heading_20_1">
      <style:text-properties style:font-name="Liberation Serif" fo:font-size="15pt" fo:font-weight="bold" officeooo:rsid="00095046" officeooo:paragraph-rsid="00095046" style:font-size-asian="15pt" style:font-weight-asian="bold" style:font-size-complex="15pt" style:font-weight-complex="bold"/>
    </style:style>
    <style:style style:name="T1" style:family="text">
      <style:text-properties officeooo:rsid="00095046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0pt" style:font-size-asian="10pt" style:font-size-complex="10pt"/>
    </style:style>
    <style:style style:name="T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kumentation Kata-Container mit Docker</text:p>
      <text:p text:style-name="P3"/>
      <text:p text:style-name="P1">Nachdem man Docker installiert hat werden folgende Befehle verwendet um den Kata-Container zu installieren:</text:p>
      <text:p text:style-name="P2"/>
      <text:p text:style-name="P2">Install Containers on Ubuntu</text:p>
      <text:p text:style-name="P4"/>
      <text:p text:style-name="P12">ARCH=$(arch)</text:p>
      <text:p text:style-name="P13"/>
      <text:p text:style-name="P13">BRANCH="${BRANCH:-master}"</text:p>
      <text:p text:style-name="P13"/>
      <text:p text:style-name="P13">sudo sh -c "echo 'deb http://download.opensuse.org/repositories/home:/katacontainers:/releases:/${ARCH}:/${BRANCH}/xUbuntu_$(lsb_release -rs)/ /' &gt; /etc/apt/sources.list.d/kata-containers.list"</text:p>
      <text:p text:style-name="P13"/>
      <text:p text:style-name="P13">curl -sL http://download.opensuse.org/repositories/home:/katacontainers:/releases:/${ARCH}:/${BRANCH}/xUbuntu_$(lsb_release -rs)/Release.key | sudo apt-key add -</text:p>
      <text:p text:style-name="P13"/>
      <text:p text:style-name="P13">sudo -E apt-get update</text:p>
      <text:p text:style-name="P15"/>
      <text:p text:style-name="P15">sudo -E apt-get -y install kata-runtime kata-proxy kata-shim</text:p>
      <text:h text:style-name="P16" text:outline-level="1"><text:bookmark text:name="user-content-install-docker-for-kata-containers-on-ubuntu"/>Install Docker for Kata Containers on Ubuntu</text:h>
      <text:p text:style-name="P5"/>
      <text:p text:style-name="P12">sudo -E apt-get -y install apt-transport-https ca-certificates software-properties-common</text:p>
      <text:p text:style-name="P8"/>
      <text:p text:style-name="P8">curl -sL https://download.docker.com/linux/ubuntu/gpg | sudo apt-key add -</text:p>
      <text:p text:style-name="P8"/>
      <text:p text:style-name="P8">arch=$(dpkg --print-architecture)</text:p>
      <text:p text:style-name="P8"/>
      <text:p text:style-name="P8">sudo -E add-apt-repository "deb [arch=${arch}] https://download.docker.com/linux/ubuntu $(lsb_release -cs) stable"</text:p>
      <text:p text:style-name="P8"/>
      <text:p text:style-name="P8">sudo -E apt-get update</text:p>
      <text:p text:style-name="P8"/>
      <text:p text:style-name="P14">sudo -E apt-get -y install docker-ce</text:p>
      <text:p text:style-name="P14"/>
      <text:p text:style-name="P5">Configure Docker to use Kata Containers by default with <text:span text:style-name="Strong_20_Emphasis">ONE</text:span> of the following methods:</text:p>
      <text:p text:style-name="P9">sudo mkdir -p /etc/systemd/system/docker.service.d/</text:p>
      <text:p text:style-name="P8">cat &lt;&lt;EOF | sudo tee /etc/systemd/system/docker.service.d/kata-containers.conf</text:p>
      <text:p text:style-name="P8">[Service]</text:p>
      <text:p text:style-name="P8">ExecStart=</text:p>
      <text:p text:style-name="P8">ExecStart=/usr/bin/dockerd -D --add-runtime kata-runtime=/usr/bin/kata-runtime --default-runtime=kata-runtime</text:p>
      <text:p text:style-name="P14">EOF</text:p>
      <text:p text:style-name="P10"><text:span text:style-name="Source_20_Text"><text:span text:style-name="T4">sudo mkdir -p /etc/docker</text:span></text:span></text:p>
      <text:p text:style-name="P12">sudo systemctl daemon-reload</text:p>
      <text:p text:style-name="P12">sudo systemctl restart docker</text:p>
      <text:p text:style-name="P12">sudo docker run busybox uname -a</text:p>
      <text:p text:style-name="P6"/>
      <text:p text:style-name="P5"><text:soft-page-break/>Im Container einlogen über Docker</text:p>
      <text:p text:style-name="P7">sudo docker run -ti --runtime kata-runtime busybox sh</text:p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6:43:03.223620872</meta:creation-date>
    <dc:date>2020-05-18T16:53:14.929465482</dc:date>
    <meta:editing-duration>PT10M12S</meta:editing-duration>
    <meta:editing-cycles>2</meta:editing-cycles>
    <meta:document-statistic meta:table-count="0" meta:image-count="0" meta:object-count="0" meta:page-count="2" meta:paragraph-count="29" meta:word-count="165" meta:character-count="1605" meta:non-whitespace-character-count="1473"/>
    <meta:generator>LibreOffice/6.0.7.3$Linux_X86_64 LibreOffice_project/00m0$Build-3</meta:generator>
  </office:meta>
</office:document-meta>
</file>